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3f43688" officeooo:paragraph-rsid="03bcf355"/>
    </style:style>
    <style:style style:name="P4" style:family="paragraph" style:parent-style-name="Text_20_body">
      <style:text-properties officeooo:rsid="040eb3f6" officeooo:paragraph-rsid="040eb3f6"/>
    </style:style>
    <style:style style:name="P5" style:family="paragraph" style:parent-style-name="Text_20_body">
      <style:paragraph-properties fo:text-align="end" style:justify-single-word="false" style:writing-mode="rl-tb"/>
      <style:text-properties officeooo:rsid="0410a809" officeooo:paragraph-rsid="0412d26c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40ff3de" officeooo:paragraph-rsid="040ff3de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40ff3de" officeooo:paragraph-rsid="0410a809"/>
    </style:style>
    <style:style style:name="P8" style:family="paragraph" style:parent-style-name="Heading_20_2">
      <style:text-properties officeooo:rsid="03f43688" officeooo:paragraph-rsid="041cd9ca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412d26c" officeooo:paragraph-rsid="0413c16b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410a809" officeooo:paragraph-rsid="041cd9ca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424939e" officeooo:paragraph-rsid="0424939e"/>
    </style:style>
    <style:style style:name="P12" style:family="paragraph" style:parent-style-name="Text_20_body">
      <style:text-properties officeooo:rsid="041ecfea" officeooo:paragraph-rsid="041ecfea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40ff3de" officeooo:paragraph-rsid="041cd9c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0eb3f6" style:font-weight-asian="normal" style:font-weight-complex="normal"/>
    </style:style>
    <style:style style:name="T3" style:family="text">
      <style:text-properties fo:font-weight="normal" officeooo:rsid="0418561d" style:font-weight-asian="normal" style:font-weight-complex="normal"/>
    </style:style>
    <style:style style:name="T4" style:family="text">
      <style:text-properties fo:font-weight="normal" officeooo:rsid="041cd9ca" style:font-weight-asian="normal" style:font-weight-complex="normal"/>
    </style:style>
    <style:style style:name="T5" style:family="text">
      <style:text-properties officeooo:rsid="0410a809"/>
    </style:style>
    <style:style style:name="T6" style:family="text">
      <style:text-properties officeooo:rsid="0412552b"/>
    </style:style>
    <style:style style:name="T7" style:family="text">
      <style:text-properties officeooo:rsid="0412d26c"/>
    </style:style>
    <style:style style:name="T8" style:family="text">
      <style:text-properties officeooo:rsid="0413c16b"/>
    </style:style>
    <style:style style:name="T9" style:family="text">
      <style:text-properties officeooo:rsid="0415031c"/>
    </style:style>
    <style:style style:name="T10" style:family="text">
      <style:text-properties officeooo:rsid="041ce1da"/>
    </style:style>
    <style:style style:name="T11" style:family="text">
      <style:text-properties fo:font-weight="bold" officeooo:rsid="041ce1da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ש</text:span><text:span text:style-name="T1">יעורי בית</text:span></text:h>
      <text:p text:style-name="P3"><text:span text:style-name="T3">1. </text:span><text:span text:style-name="T2">ניסוי - העברת פרמטרים</text:span></text:p>
      <text:p text:style-name="P4">לפניכם <text:span text:style-name="T6">שתי </text:span>דרכים להגדיר פונקציה<text:span text:style-name="T6"> שמדפיסה מטריצה:</text:span></text:p>
      <text:p text:style-name="P6">void print<text:span text:style-name="T8">1</text:span>(Matrix m) {<text:span text:style-name="T5"> </text:span><text:tab/>...<text:span text:style-name="T5"> <text:s/></text:span>}</text:p>
      <text:p text:style-name="P7">void print<text:span text:style-name="T8">2</text:span>(<text:span text:style-name="T5">const </text:span>Matrix<text:span text:style-name="T5">&amp;</text:span> m) {<text:span text:style-name="T5"> </text:span><text:tab/>...<text:span text:style-name="T5"> <text:s/></text:span>}</text:p>
      <text:p text:style-name="P5">א. הסבירו במילים מה ההבדל בין <text:span text:style-name="T7">שתי הדרכים - מה קורה כשקוראים לprint בכל אחד מהמקרים? באיזה מצב עדיף להשתמש בדרך הראשונה ובאיזה מצב עדיף להשתמש בדרך השניה?</text:span></text:p>
      <text:p text:style-name="P9">ב. <text:span text:style-name="T5">כיתבו מחלקה בשם Matrix, שתי פונקציות print1,print2 עם מימוש זהה, ותוכנית ראשית המדגימה את </text:span>ההבדל שציינתם<text:span text:style-name="T9"> בסעיף א. צרפו פלט הרצה או צילום-מסך המראה שאכן יש הבדל בין שתי הפונקציות.</text:span></text:p>
      <text:p text:style-name="P8"><text:span text:style-name="T4">2</text:span><text:span text:style-name="T3">. </text:span><text:span text:style-name="T4">עוד </text:span><text:span text:style-name="T2">ניסוי - העברת פרמטרים</text:span></text:p>
      <text:p text:style-name="P12">חיזרו על תרגיל 1 עם הפונקציות: </text:p>
      <text:p text:style-name="P13">void print<text:span text:style-name="T8">1</text:span>(Matrix<text:span text:style-name="T11">&amp;</text:span> m) {<text:span text:style-name="T5"> </text:span><text:tab/>...<text:span text:style-name="T5"> <text:s/></text:span>}</text:p>
      <text:p text:style-name="P13">void print<text:span text:style-name="T8">2</text:span>(<text:span text:style-name="T5">const </text:span>Matrix<text:span text:style-name="T5">&amp;</text:span> m) {<text:span text:style-name="T5"> </text:span><text:tab/>...<text:span text:style-name="T5"> <text:s/></text:span>}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14:03:28.656838156</dc:date>
    <meta:editing-duration>P7DT22H24M3S</meta:editing-duration>
    <meta:editing-cycles>972</meta:editing-cycles>
    <meta:document-statistic meta:table-count="0" meta:image-count="0" meta:object-count="0" meta:page-count="1" meta:paragraph-count="13" meta:word-count="118" meta:character-count="634" meta:non-whitespace-character-count="520"/>
  </office:meta>
</office:document-meta>
</file>